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  <style:text-properties style:text-underline-style="none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dbb6" fo:border="0.74pt solid #000000"/>
    </style:style>
    <style:style style:name="ce37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Number</text:p>
          </table:table-cell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2" table:number-rows-spanned="2">
            <text:p>Serial algorithm</text:p>
          </table:table-cell>
          <table:covered-table-cell/>
          <table:table-cell table:style-name="ce31" office:value-type="string" calcext:value-type="string" table:number-columns-spanned="6" table:number-rows-spanned="1">
            <text:p>Parallel algorithm</text:p>
          </table:table-cell>
          <table:covered-table-cell table:number-columns-repeated="4" table:style-name="ce28"/>
          <table:covered-table-cell table:style-name="ce31"/>
        </table:table-row>
        <table:table-row table:style-name="ro1">
          <table:covered-table-cell table:number-columns-repeated="2" table:style-name="ce2"/>
          <table:covered-table-cell table:style-name="ce20"/>
          <table:covered-table-cell/>
          <table:table-cell table:style-name="ce32" office:value-type="string" calcext:value-type="string" table:number-columns-spanned="2" table:number-rows-spanned="1">
            <text:p>2 processors</text:p>
          </table:table-cell>
          <table:covered-table-cell table:style-name="ce32"/>
          <table:table-cell table:style-name="ce37" office:value-type="string" calcext:value-type="string" table:number-columns-spanned="2" table:number-rows-spanned="1">
            <text:p>4 processors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8 processors</text:p>
          </table:table-cell>
          <table:covered-table-cell table:style-name="ce38"/>
        </table:table-row>
        <table:table-row table:style-name="ro2">
          <table:covered-table-cell table:number-columns-repeated="2" table:style-name="Default"/>
          <table:table-cell table:style-name="ce21" office:value-type="string" calcext:value-type="string">
            <text:p>Execution Time (sec)</text:p>
          </table:table-cell>
          <table:table-cell table:style-name="ce24" office:value-type="string" calcext:value-type="string">
            <text:p>Theoretical time (sec)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000013" calcext:value-type="float">
            <text:p>0,000013</text:p>
          </table:table-cell>
          <table:table-cell table:style-name="ce5" table:formula="of:=ROUND((2*(([.B4])^3)/3 + ([.B4])^2)*[.$C$24];10)" office:value-type="float" office:value="0.0000003951" calcext:value-type="float">
            <text:p>0,0000003951</text:p>
          </table:table-cell>
          <table:table-cell table:style-name="ce7" office:value-type="string" calcext:value-type="string">
            <text:p>0,000542</text:p>
          </table:table-cell>
          <table:table-cell table:style-name="ce30" table:formula="of:=[.C4]/[.E4]" office:value-type="float" office:value="0.0239852398523985" calcext:value-type="float">
            <text:p>0,0239852398523985</text:p>
          </table:table-cell>
          <table:table-cell table:style-name="ce7" office:value-type="string" calcext:value-type="string">
            <text:p>0,000876</text:p>
          </table:table-cell>
          <table:table-cell table:style-name="ce5" table:formula="of:=[.C4]/[.G4]" office:value-type="float" office:value="0.0148401826484018" calcext:value-type="float">
            <text:p>0,0148401826484018</text:p>
          </table:table-cell>
          <table:table-cell table:style-name="ce7" office:value-type="string" calcext:value-type="string">
            <text:p>0,002738</text:p>
          </table:table-cell>
          <table:table-cell table:style-name="ce5" table:formula="of:=[.C4]/[.I4]" office:value-type="float" office:value="0.00474799123447772" calcext:value-type="float">
            <text:p>0,004747991234477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,000456</text:p>
          </table:table-cell>
          <table:table-cell table:style-name="ce5" table:formula="of:=ROUND((2*(([.B5])^3)/3 + ([.B5])^2)*[.$C$24];10)" office:value-type="float" office:value="0.0003487147" calcext:value-type="float">
            <text:p>0,0003487147</text:p>
          </table:table-cell>
          <table:table-cell table:style-name="ce7" office:value-type="string" calcext:value-type="string">
            <text:p>0,001878</text:p>
          </table:table-cell>
          <table:table-cell table:style-name="ce30" table:formula="of:=[.C5]/[.E5]" office:value-type="float" office:value="0.242811501597444" calcext:value-type="float">
            <text:p>0,242811501597444</text:p>
          </table:table-cell>
          <table:table-cell table:style-name="ce7" office:value-type="string" calcext:value-type="string">
            <text:p>0,00213</text:p>
          </table:table-cell>
          <table:table-cell table:style-name="ce5" table:formula="of:=[.C5]/[.G5]" office:value-type="float" office:value="0.214084507042254" calcext:value-type="float">
            <text:p>0,214084507042254</text:p>
          </table:table-cell>
          <table:table-cell table:style-name="ce7" office:value-type="string" calcext:value-type="string">
            <text:p>0,003016</text:p>
          </table:table-cell>
          <table:table-cell table:style-name="ce5" table:formula="of:=[.C5]/[.I5]" office:value-type="float" office:value="0.151193633952255" calcext:value-type="float">
            <text:p>0,15119363395225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,03852</text:p>
          </table:table-cell>
          <table:table-cell table:style-name="ce5" table:formula="of:=ROUND((2*(([.B6])^3)/3 + ([.B6])^2)*[.$C$24];10)" office:value-type="float" office:value="0.0430740014" calcext:value-type="float">
            <text:p>0,0430740014</text:p>
          </table:table-cell>
          <table:table-cell table:style-name="ce7" office:value-type="string" calcext:value-type="string">
            <text:p>0,095419</text:p>
          </table:table-cell>
          <table:table-cell table:style-name="ce30" table:formula="of:=[.C6]/[.E6]" office:value-type="float" office:value="0.403693184795481" calcext:value-type="float">
            <text:p>0,403693184795481</text:p>
          </table:table-cell>
          <table:table-cell table:style-name="ce7" office:value-type="string" calcext:value-type="string">
            <text:p>0,082237</text:p>
          </table:table-cell>
          <table:table-cell table:style-name="ce5" table:formula="of:=[.C6]/[.G6]" office:value-type="float" office:value="0.468402300667583" calcext:value-type="float">
            <text:p>0,468402300667583</text:p>
          </table:table-cell>
          <table:table-cell table:style-name="ce7" office:value-type="string" calcext:value-type="string">
            <text:p>0,061102</text:p>
          </table:table-cell>
          <table:table-cell table:style-name="ce5" table:formula="of:=[.C6]/[.I6]" office:value-type="float" office:value="0.630421262806455" calcext:value-type="float">
            <text:p>0,63042126280645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,243515</text:p>
          </table:table-cell>
          <table:table-cell table:style-name="ce5" table:formula="of:=ROUND((2*(([.B7])^3)/3 + ([.B7])^2)*[.$C$24];10)" office:value-type="float" office:value="0.3440766696" calcext:value-type="float">
            <text:p>0,3440766696</text:p>
          </table:table-cell>
          <table:table-cell table:style-name="ce7" office:value-type="string" calcext:value-type="string">
            <text:p>0,660716</text:p>
          </table:table-cell>
          <table:table-cell table:style-name="ce30" table:formula="of:=[.C7]/[.E7]" office:value-type="float" office:value="0.368562286973526" calcext:value-type="float">
            <text:p>0,368562286973526</text:p>
          </table:table-cell>
          <table:table-cell table:style-name="ce7" office:value-type="string" calcext:value-type="string">
            <text:p>0,517279</text:p>
          </table:table-cell>
          <table:table-cell table:style-name="ce5" table:formula="of:=[.C7]/[.G7]" office:value-type="float" office:value="0.470761426618904" calcext:value-type="float">
            <text:p>0,470761426618904</text:p>
          </table:table-cell>
          <table:table-cell table:style-name="ce7" office:value-type="string" calcext:value-type="string">
            <text:p>0,364655</text:p>
          </table:table-cell>
          <table:table-cell table:style-name="ce5" table:formula="of:=[.C7]/[.I7]" office:value-type="float" office:value="0.667795587610207" calcext:value-type="float">
            <text:p>0,6677955876102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,202668</text:p>
          </table:table-cell>
          <table:table-cell table:style-name="ce5" table:formula="of:=ROUND((2*(([.B8])^3)/3 + ([.B8])^2)*[.$C$24];10)" office:value-type="float" office:value="1.160679" calcext:value-type="float">
            <text:p>1,160679</text:p>
          </table:table-cell>
          <table:table-cell table:style-name="ce7" office:value-type="string" calcext:value-type="string">
            <text:p>2,253648</text:p>
          </table:table-cell>
          <table:table-cell table:style-name="ce30" table:formula="of:=[.C8]/[.E8]" office:value-type="float" office:value="0.53365388028654" calcext:value-type="float">
            <text:p>0,53365388028654</text:p>
          </table:table-cell>
          <table:table-cell table:style-name="ce7" office:value-type="string" calcext:value-type="string">
            <text:p>1,611112</text:p>
          </table:table-cell>
          <table:table-cell table:style-name="ce5" table:formula="of:=[.C8]/[.G8]" office:value-type="float" office:value="0.746483174354111" calcext:value-type="float">
            <text:p>0,746483174354111</text:p>
          </table:table-cell>
          <table:table-cell table:style-name="ce7" office:value-type="string" calcext:value-type="string">
            <text:p>1,22868</text:p>
          </table:table-cell>
          <table:table-cell table:style-name="ce5" table:formula="of:=[.C8]/[.I8]" office:value-type="float" office:value="0.978829312758408" calcext:value-type="float">
            <text:p>0,9788293127584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,549298</text:p>
          </table:table-cell>
          <table:table-cell table:style-name="ce5" table:formula="of:=ROUND((2*(([.B9])^3)/3 + ([.B9])^2)*[.$C$24];10)" office:value-type="float" office:value="2.7505519885" calcext:value-type="float">
            <text:p>2,7505519885</text:p>
          </table:table-cell>
          <table:table-cell table:style-name="ce7" office:value-type="string" calcext:value-type="string">
            <text:p>5,277092</text:p>
          </table:table-cell>
          <table:table-cell table:style-name="ce30" table:formula="of:=[.C9]/[.E9]" office:value-type="float" office:value="0.483087655094889" calcext:value-type="float">
            <text:p>0,483087655094889</text:p>
          </table:table-cell>
          <table:table-cell table:style-name="ce7" office:value-type="string" calcext:value-type="string">
            <text:p>2,793027</text:p>
          </table:table-cell>
          <table:table-cell table:style-name="ce5" table:formula="of:=[.C9]/[.G9]" office:value-type="float" office:value="0.912736611568739" calcext:value-type="float">
            <text:p>0,912736611568739</text:p>
          </table:table-cell>
          <table:table-cell table:style-name="ce7" office:value-type="string" calcext:value-type="string">
            <text:p>2,711024</text:p>
          </table:table-cell>
          <table:table-cell table:style-name="ce5" table:formula="of:=[.C9]/[.I9]" office:value-type="float" office:value="0.940345050431129" calcext:value-type="float">
            <text:p>0,94034505043112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4,990029</text:p>
          </table:table-cell>
          <table:table-cell table:style-name="ce5" table:formula="of:=ROUND((2*(([.B10])^3)/3 + ([.B10])^2)*[.$C$24];10)" office:value-type="float" office:value="5.3713666306" calcext:value-type="float">
            <text:p>5,3713666306</text:p>
          </table:table-cell>
          <table:table-cell table:style-name="ce7" office:value-type="string" calcext:value-type="string">
            <text:p>9,997611</text:p>
          </table:table-cell>
          <table:table-cell table:style-name="ce30" table:formula="of:=[.C10]/[.E10]" office:value-type="float" office:value="0.499122140279313" calcext:value-type="float">
            <text:p>0,499122140279313</text:p>
          </table:table-cell>
          <table:table-cell table:style-name="ce7" office:value-type="string" calcext:value-type="string">
            <text:p>5,264917</text:p>
          </table:table-cell>
          <table:table-cell table:style-name="ce5" table:formula="of:=[.C10]/[.G10]" office:value-type="float" office:value="0.947788730572581" calcext:value-type="float">
            <text:p>0,947788730572581</text:p>
          </table:table-cell>
          <table:table-cell table:style-name="ce7" office:value-type="string" calcext:value-type="string">
            <text:p>5,218147</text:p>
          </table:table-cell>
          <table:table-cell table:style-name="ce5" table:formula="of:=[.C10]/[.I10]" office:value-type="float" office:value="0.956283715272874" calcext:value-type="float">
            <text:p>0,95628371527287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8,715283</text:p>
          </table:table-cell>
          <table:table-cell table:style-name="ce5" table:formula="of:=ROUND((2*(([.B11])^3)/3 + ([.B11])^2)*[.$C$24];10)" office:value-type="float" office:value="9.2807939221" calcext:value-type="float">
            <text:p>9,2807939221</text:p>
          </table:table-cell>
          <table:table-cell table:style-name="ce7" office:value-type="string" calcext:value-type="string">
            <text:p>17,277937</text:p>
          </table:table-cell>
          <table:table-cell table:style-name="ce30" table:formula="of:=[.C11]/[.E11]" office:value-type="float" office:value="0.504416875695287" calcext:value-type="float">
            <text:p>0,504416875695287</text:p>
          </table:table-cell>
          <table:table-cell table:style-name="ce7" office:value-type="string" calcext:value-type="string">
            <text:p>9,045567</text:p>
          </table:table-cell>
          <table:table-cell table:style-name="ce5" table:formula="of:=[.C11]/[.G11]" office:value-type="float" office:value="0.963486644894676" calcext:value-type="float">
            <text:p>0,963486644894676</text:p>
          </table:table-cell>
          <table:table-cell table:style-name="ce7" office:value-type="string" calcext:value-type="string">
            <text:p>8,574463</text:p>
          </table:table-cell>
          <table:table-cell table:style-name="ce5" table:formula="of:=[.C11]/[.I11]" office:value-type="float" office:value="1.01642318591847" calcext:value-type="float">
            <text:p>1,01642318591847</text:p>
          </table:table-cell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6" office:value-type="string" calcext:value-type="string" table:number-columns-spanned="3" table:number-rows-spanned="2">
            <text:p>Обрахунок τ</text:p>
          </table:table-cell>
          <table:covered-table-cell table:number-columns-repeated="2" table:style-name="ce11"/>
          <table:table-cell table:number-columns-repeated="7"/>
        </table:table-row>
        <table:table-row table:style-name="ro2">
          <table:covered-table-cell table:number-columns-repeated="3" table:style-name="ce11"/>
          <table:table-cell table:number-columns-repeated="7"/>
        </table:table-row>
        <table:table-row table:style-name="ro2">
          <table:table-cell office:value-type="string" calcext:value-type="string">
            <text:p>Позначення</text:p>
          </table:table-cell>
          <table:table-cell office:value-type="string" calcext:value-type="string">
            <text:p>Формула</text:p>
          </table:table-cell>
          <table:table-cell office:value-type="string" calcext:value-type="string">
            <text:p>Значення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---</text:p>
          </table:table-cell>
          <table:table-cell table:style-name="ce23" office:value-type="float" office:value="1500" calcext:value-type="float">
            <text:p>15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_real</text:p>
          </table:table-cell>
          <table:table-cell office:value-type="string" calcext:value-type="string">
            <text:p>---</text:p>
          </table:table-cell>
          <table:table-cell table:style-name="ce23" office:value-type="float" office:value="1.160679" calcext:value-type="float">
            <text:p>1,16067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2*(Size^3)/3 + Size^2</text:p>
          </table:table-cell>
          <table:table-cell table:style-name="ce22" table:formula="of:=2*(([.C21])^3)/3 + ([.C21])^2" office:value-type="float" office:value="2252250000" calcext:value-type="float">
            <text:p>2252250000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τ</text:p>
          </table:table-cell>
          <table:table-cell office:value-type="string" calcext:value-type="string">
            <text:p>T_real/N</text:p>
          </table:table-cell>
          <table:table-cell table:style-name="ce23" table:formula="of:=[.C22]/[.C23]" office:value-type="float" office:value="0.000000000515341991341991" calcext:value-type="float">
            <text:p>5,15341991341991E-10</text:p>
          </table:table-cell>
          <table:table-cell table:number-columns-repeated="7"/>
        </table:table-row>
        <table:table-row table:style-name="ro2">
          <table:table-cell table:style-name="ce18"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грн.</number:text>
    </number:number-style>
    <number:number-style style:name="N154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грн.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грн.</number:text>
    </number:number-style>
    <number:number-style style:name="N156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грн.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0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1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.00.0000</text:date>, <text:time style:data-style-name="N2" text:time-value="17:45:18.1327967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6:16:12.473338500</meta:creation-date>
    <dc:date>2025-10-25T18:20:19.965394300</dc:date>
    <meta:editing-duration>PT1H45M31S</meta:editing-duration>
    <meta:editing-cycles>5</meta:editing-cycles>
    <meta:generator>LibreOffice/25.8.1.1$Windows_X86_64 LibreOffice_project/54047653041915e595ad4e45cccea684809c77b5</meta:generator>
    <meta:document-statistic meta:table-count="1" meta:cell-count="111" meta:object-count="0"/>
  </office:meta>
</office:document-meta>
</file>